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ki zombie to strasznie przydatna rzecz. Tani w utrzymaniu i eksploatacji, wszędzie jest pełno materiału do ich produkcji, no i nie jedzą za wiele. Nadają się do wielu zadań – mogą być szeregowymi żołnierzami, kopaczami rowów, pracować w barze szybkiej obsługi albo zajmować się dziećmi. Pierwszy raz jednak widzę, by w jakimkolwiek dziele – książce, komiksie czy serialu – zombiaki tworzyły zespół popowy.</text:p>
      <text:p text:style-name="P1"/>
      <text:p text:style-name="P1">Sakura Minamoto, zwykła japońska nastolatka, ma marzenie – chce zostać idolką, członkiem zespołu muzycznego. Pewnego dnia okazuje się, że ma nawet szansę je spełnić, ze względu na odbywające się w okolicy przesłuchanie. Szczęśliwa wybiega na ulicę… prosto pod koła nadjeżdżającej ciężarówki. Cięcie. Gdy odzyskuje świadomość, odkrywa, że ma nieco niezdrowy odcień skóry, nowe (i dość dziwne) zwyczaje żywieniowe, a dom, w którym się obudziła, jest wypełniony zombie. Na szczęście tajemniczy facet w okularach przeciwsłonecznych, imieniem Kotaro, przybywa, by wszystko (albo część. Albo chociaż odrobinkę, by miała jako-taki obraz sytuacji) wyjaśnić – została wskrzeszona jako zombie, by razem z innymi nieświeżymi koleżankami stworzyć zespół muzyczny i ocalić całą prefekturę Saga! Jakoś.</text:p>
      <text:p text:style-name="P1"/>
      <text:p text:style-name="P1">Tak w skrócie prezentuje się sam początek anime „Zombieland Saga”. Pomysł, jak widać, dość nieortodoksyjny, ale na tyle szalony, by mógł się udać. Serial ma dwanaście odcinków (jak na razie – trzeba czekać na drugi sezon), wypełnionych nieumarłymi, ich problemami, muzyką, humorem i kapką horrorowych klisz dla smaku. Ba, starczyło nawet miejsca na kilka scen, które dosłownie wyciskają łzy z oczu. Dzięki oryginalnemu pomysłowi na fabułę twórcy mogli zaszaleć – w końcu ciężko przebić dziwnością grupkę zombie grających pop – i w toku serialu na przemian podchodzić do tematu komediowo, dekonstruować go, parodiować i robić z nim inne rzeczy, z których przynajmniej część jest pewnie nielegalna w niektórych krajach świata.</text:p>
      <text:p text:style-name="P1"/>
      <text:p text:style-name="P1">Największą siłą tego anime są jego bohaterowie. Obok Sakury, miłej i optymistycznej dziewczyny, która po zostaniu zombie traci większość wspomnień ze swojego życia, oraz ekscentrycznego, egocentrycznego i głośnego Kotaro (pod którego głos podkłada aktor znany z roli Okarina ze „Stein’s Gate” – trzeba przyznać, że postacie pasują do siebie charakterem), mamy jeszcze kolejną szóstkę nieumarłych. Każda z nich zginęła na inny sposób i żyła w nieco innym okresie historii (od ery restauracji Meiji, gdy zakończono rządy Szogunatu, czyli XIX wieku, po czasy współczesne), mają też drastycznie różne charaktery. Dzięki temu dostajemy: legendarną przywódczynię gangu motocyklowego, legendarną kurtyzanę, legendarną wokalistkę zespołu idolek, legendarną idolkę, legendarną aktorkę dziecięcą i legendarną nie-wiadomo-co.</text:p>
      <text:p text:style-name="P1"/>
      <text:p text:style-name="P1">W tak dużej grupie jest bardzo dużo miejsca na rozwój postaci i przedstawienie dynamiki grupy. Każda z postaci odgrywa swoją rolę i tylko jedna z nich na razie nie otrzymała odcinka skupionego wokół swojej osoby. Ze względu na sporą ilość odniesień do jej przeszłości, które są przemycane w ostatnich scenach, można jednak zakładać, że twórcy planują to nadrobić w drugim sezonie. Co ważne, da się je polubić i nawet zainteresować się ich losami. Ze względu na różne okresy historyczne, z których pochodzą postacie, każda z nich ma nieco inne poglądy na otaczający świat czy na funkcjonowanie zespołu. Dochodzą też poważniejsze kwestie – jak choćby fakt, że każda z nich zginęła, a to dość traumatyczne wydarzenie. Zombie z PTSD? Tylko tutaj!</text:p>
      <text:p text:style-name="P1"/>
      <text:p text:style-name="P1">Klasą samą w sobie jest Kotaro, którego można naraz nienawidzić i kochać. Postać zachowuje się w sposób wyraźnie przesadzony, jej cele są zakryte całunem tajemnicy, a rola ogranicza się do organizowania kolejnych wydarzeń dla bohaterek. Przynajmniej tak to wygląda na początku – z czasem dostajemy więcej wglądu w jego psychikę. Mamy też kilka postaci pobocznych, mniej lub bardziej ważnych, z których kilka przewija się przez cały serial. Wyróżniają się tu przede wszystkim policjant – którego główną rolą jest bycie straszonym (nieintencjonalnie) przez nieumarłych – i dwójka metalowców, którzy zostają pierwszymi wiernymi fankami głównych bohaterek po zobaczeniu ich pierwszego występu.</text:p>
      <text:p text:style-name="P1"/>
      <text:p text:style-name="P1">Fabuła nie jest zbyt wyraźnie zarysowana, ale im dalej, tym więcej pojawia się sugestii, że wydarzenia, które obserwujemy, są częścią większego planu. Odcinki stanowią przede wszystkim ciąg imprez i wydarzeń, na których występują nasze bohaterki – zaczynając od śpiewania w domach spokojnej starości. </text:p>
      <text:p text:style-name="P1"/>
      <text:p text:style-name="P1">Oczywiście, ze względu na tematykę „Zombieland Saga”, serial oferuje nam spore dawki muzyki. Nie zawodzi pod tym względem – większość utworów wykonywanych przez główne bohaterki to muzyka pop, która całkiem nieźle wpada w ucho, podobnie jak towarzysząca jej choreografia. Twórcy, jak z wieloma innymi rzeczami w tym anime, poszli jednak na całość, przez co mamy też możliwość posłuchania rapujących zombiaków, a nawet przekonać się jak nieumarli poradziliby sobie z heavy metalem. Kto by pomyślał, że growlowanie może im przyjść aż tak naturalnie?</text:p>
      <text:p text:style-name="P1"/>
      <text:p text:style-name="P1">Kreska jest przyjemna dla oka. Serial miesza sceny rodem z horrorów, z mrocznymi miejscówkami, w których snują się szaroskóre, nieumarłe stwory, z kolorowymi i radosnymi występami muzycznymi, zapewniając niezapomniane wrażenia dla oczu. Każda z ważnych postaci ma wyraźnie odróżniający się od reszty wygląd, przez co duża liczba bohaterów nie dezorientuje. Użycie CGI w scenach muzycznych wzbudza mieszane opinie – niektórym nagłe trójwymiarowe dodatki mogą przeszkadzać i wyglądać nienaturalnie, ale moim zdaniem ubarwiają i ożywiają występy.</text:p>
      <text:p text:style-name="P1"/>
      <text:p text:style-name="P1">Czy polecam „Zombieland Saga”? Tak, i to bardzo mocno. Mamy tu wszystko, czego dusza zapragnie, od muzyki po sceny z gangami motocyklowymi (w końcu jedna z bohaterek jest „legendarną przywódczynią”), śmiech jest przeplatany łzami wzruszenia i przy każdym odcinku widz jest zaciekawiony, czym go tym razem zaskoczą twórcy. Z niecierpliwością czekam na drugi sezon.</text:p>
      <text:p text:style-name="Standard"/>
      <text:p text:style-name="Standard"><text:a xlink:type="simple" xlink:href="https://i.imgur.com/gKWOnnu.jpg" text:style-name="ListLabel_20_1" text:visited-style-name="ListLabel_20_1"><text:span text:style-name="T1">https://i.imgur.com/gKWOnnu.jpg</text:span></text:a> - top</text:p>
      <text:p text:style-name="Standard"/>
      <text:p text:style-name="Standard"><text:a xlink:type="simple" xlink:href="https://i.imgur.com/x5Kbc71.png" text:style-name="ListLabel_20_1" text:visited-style-name="ListLabel_20_1"><text:span text:style-name="T1">https://i.imgur.com/x5Kbc71.png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853" meta:character-count="5987" meta:non-whitespace-character-count="5128"/>
    <meta:generator>LibreOfficeDev/6.0.5.2$Linux_X86_64 LibreOffice_project/</meta:generator>
  </office:meta>
</office:document-meta>
</file>